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5c084"/>
    </style:style>
    <style:style style:name="P3" style:family="paragraph" style:parent-style-name="Standard">
      <style:paragraph-properties fo:text-align="start" style:justify-single-word="false"/>
      <style:text-properties officeooo:rsid="0005c084" officeooo:paragraph-rsid="0005c084"/>
    </style:style>
    <style:style style:name="T1" style:family="text">
      <style:text-properties officeooo:rsid="0005c084"/>
    </style:style>
    <style:style style:name="T2" style:family="text">
      <style:text-properties officeooo:rsid="002202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аботы по распоряжению</text:p>
      <text:p text:style-name="P2"><text:span text:style-name="T1"><text:tab/>Право выдачи распоряжений предоставляется работникам из числа административно-технического персонала, имеющим группу V (при эксплуатации электроустановок напряжением выше 1000В), группу IV (при эксплуатации электроустановок напряжением до 1000В)</text:span></text:p>
      <text:p text:style-name="P2"><text:bookmark text:name="redstr4"/><text:tab/>В случае отсутствия работников, имеющих право выдачи нарядов и распоряжений, при работах по предотвращению аварий или ликвидации их последствий допускается выдача нарядов и распоряжений работниками из числа оперативного персонала, имеющими группу IV, находящимися непосредственно на территории объекта электроэнергетики или энергопринимающей установки потребителя электроэнергии. Предоставление оперативному персоналу права выдачи нарядов и распоряжений должно быть оформлено ОРД организации или обособленного подразделения.<text:span text:style-name="T2">(П.5.4)</text:span></text:p>
      <text:p text:style-name="P2"/>
      <text:p text:style-name="P2">Работы в электроустановках могут проводиться по распоряжению, являющемуся письменным заданием на производство работы, определяющим ее содержание, место, время, меры безопасности (если они требуются) и работников, которым поручено ее выполнение, с указанием их групп по электробезопасности (далее - распоряжение). Распоряжение имеет разовый характер, срок его действия определяется продолжительностью рабочего дня или смены исполнителей.<text:bookmark text:name="redstr3"/><text:span text:style-name="T1">(П.7.1)</text:span><text:line-break/><text:bookmark text:name="redstr2"/><text:tab/>При необходимости продолжения работы, при изменении условий работы или состава бригады распоряжение должно отдаваться заново.<text:bookmark text:name="redstr1"/><text:line-break/><text:bookmark text:name="redstr"/><text:tab/>При перерывах в работе в течение одного дня повторный допуск осуществляется производителем работ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3cm" fo:margin-bottom="2cm" fo:margin-left="0.87cm" fo:margin-right="0.7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3:54:32.900892040</meta:creation-date>
    <meta:generator>LibreOffice/4.3.3.2$Linux_X86_64 LibreOffice_project/430m0$Build-2</meta:generator>
    <dc:date>2017-03-05T14:12:46.533953671</dc:date>
    <meta:editing-duration>PT18M14S</meta:editing-duration>
    <meta:editing-cycles>1</meta:editing-cycles>
    <meta:document-statistic meta:table-count="0" meta:image-count="0" meta:object-count="0" meta:page-count="1" meta:paragraph-count="4" meta:word-count="168" meta:character-count="1469" meta:non-whitespace-character-count="1301"/>
  </office:meta>
</office:document-meta>
</file>